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bf0041"/>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8.8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4.64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12">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4">00/00/0000</text:date>, <text:time style:data-style-name="N2" text:time-value="10:21:34.3451629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24T12:35:52.887488399</dc:date>
    <meta:editing-duration>P102DT1H8M43S</meta:editing-duration>
    <meta:editing-cycles>4505</meta:editing-cycles>
    <meta:generator>LibreOffice/6.4.7.2$Linux_X86_64 LibreOffice_project/40$Build-2</meta:generator>
    <meta:document-statistic meta:table-count="3" meta:cell-count="708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